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9.855cm" fo:min-width="11.91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97cm" fo:min-width="3.94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66" draw:fill="none" draw:fill-color="#0066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33" draw:fill="none" draw:fill-color="#0066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97cm" fo:min-width="3.664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2.745cm" fo:min-width="10.73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97cm" fo:min-width="2.99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2.745cm" fo:min-width="8.038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97cm" fo:min-width="2.36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6.3cm" fo:min-width="11.103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323cm" fo:min-width="7.509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97cm" fo:min-width="2.855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3cm" svg:stroke-color="#336666" draw:marker-start="Arrow" draw:marker-start-width="0.9cm" draw:marker-end="Arrow" draw:marker-end-width="0.9cm" draw:fill="none" draw:textarea-vertical-align="middle" fo:padding-top="0.275cm" fo:padding-bottom="0.275cm" fo:padding-left="0.4cm" fo:padding-right="0.4cm"/>
    </style:style>
    <style:style style:name="gr14" style:family="graphic" style:parent-style-name="measure">
      <style:graphic-properties draw:stroke="none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size="20pt" fo:text-shadow="none" fo:font-weight="bold" style:font-size-asian="20pt" style:font-weight-asian="normal" style:font-size-complex="20pt" style:font-weight-complex="normal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0pt" fo:font-weight="bold" style:font-size-asian="20pt" style:font-size-complex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line-height="150%"/>
      <style:text-properties fo:font-size="24pt" style:font-size-asian="24pt" style:font-size-complex="24pt"/>
    </style:style>
    <style:style style:name="P10" style:family="paragraph">
      <style:paragraph-properties fo:line-height="150%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0pt" fo:text-shadow="none" fo:font-weight="bold" style:font-size-asian="20pt" style:font-weight-asian="normal" style:font-size-complex="20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fo:font-weight="bold" style:font-size-asian="20pt" style:font-size-complex="20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903cm" svg:height="10.305cm" svg:x="1.397cm" svg:y="1.209cm">
          <draw:text-box>
            <text:p text:style-name="P1"><text:span text:style-name="T1">&lt;!--TITLE--&gt;</text:span></text:p>
            <text:p text:style-name="P1"><text:span text:style-name="T1">&lt;!--DATE--&gt;</text:span></text:p>
            <text:p text:style-name="P1"><text:span text:style-name="T1">&lt;!--DATE_GENERATED--&gt;</text:span></text:p>
            <text:p text:style-name="P1"><text:span text:style-name="T1">&lt;!--COMPANY--&gt;</text:span></text:p>
            <text:p text:style-name="P1"><text:span text:style-name="T1">&lt;!--REVISON--&gt;</text:span></text:p>
            <text:p text:style-name="P1"><text:span text:style-name="T1">&lt;!--COMMENT_1--&gt;</text:span></text:p>
            <text:p text:style-name="P1"><text:span text:style-name="T1">&lt;!--COMMENT_2--&gt;</text:span></text:p>
            <text:p text:style-name="P1"><text:span text:style-name="T1">&lt;!--COMMENT_3--&gt;</text:span></text:p>
            <text:p text:style-name="P1"><text:span text:style-name="T1">&lt;!--COMMENT_4--&gt;</text:span></text:p>
            <text:p text:style-name="P1"><text:span text:style-name="T1">&lt;!--TOTAL_NUM_OF_PARTS--&gt;</text:span></text:p>
            <text:p text:style-name="P1"><text:span text:style-name="T1">&lt;!--TOTAL_NUM_OF_UNIQUE_PARTS--&gt;</text:span></text:p>
            <text:p text:style-name="P1"><text:span text:style-name="T1"/></text:p>
            <text:p text:style-name="P1"><text:span text:style-name="T1">&lt;!--CLASS_HEADER_TAG--&gt;</text:span></text:p>
            <text:p text:style-name="P1"><text:span text:style-name="T1">&lt;!--BOM_TABLE--&gt;</text:span></text:p>
          </draw:text-box>
        </draw:frame>
        <draw:frame draw:style-name="gr2" draw:text-style-name="P3" draw:layer="layout" svg:width="6.103cm" svg:height="1.147cm" svg:x="14.297cm" svg:y="1.3cm">
          <draw:text-box>
            <text:p><text:span text:style-name="T2">Template.conf</text:span></text:p>
          </draw:text-box>
        </draw:frame>
        <draw:custom-shape draw:style-name="gr3" draw:text-style-name="P1" draw:layer="layout" svg:width="12.899cm" svg:height="10.5cm" svg:x="1.348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12.899cm" svg:height="3.6cm" svg:x="8.797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5.301cm" svg:height="1.147cm" svg:x="31.699cm" svg:y="7.453cm">
          <draw:text-box>
            <text:p><text:span text:style-name="T3">headers.conf</text:span></text:p>
          </draw:text-box>
        </draw:frame>
        <draw:custom-shape draw:style-name="gr4" draw:text-style-name="P1" xml:id="id4" draw:id="id4" draw:layer="layout" svg:width="12.899cm" svg:height="3.6cm" svg:x="18.697cm" svg:y="7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2.001cm" svg:height="3.195cm" svg:x="19.246cm" svg:y="7.705cm">
          <draw:text-box>
            <text:p text:style-name="P1"><text:span text:style-name="T4">&lt;!--HEADER_ROW--&gt;</text:span></text:p>
            <text:p text:style-name="P1"><text:span text:style-name="T4">&lt;!--HEADER_CLASS_REF_TAG--&gt;</text:span></text:p>
            <text:p text:style-name="P1"><text:span text:style-name="T4">&lt;!--HEADER_CLASS_QTY_TAG--&gt;</text:span></text:p>
            <text:p text:style-name="P1"><text:span text:style-name="T4">&lt;!--HEADER_CLASS_VALUE_TAG--&gt;</text:span></text:p>
          </draw:text-box>
        </draw:frame>
        <draw:frame draw:style-name="gr7" draw:text-style-name="P6" draw:layer="layout" svg:width="4.6cm" svg:height="1.147cm" svg:x="21.8cm" svg:y="12.953cm">
          <draw:text-box>
            <text:p><text:span text:style-name="T5">group.conf</text:span></text:p>
          </draw:text-box>
        </draw:frame>
        <draw:frame draw:style-name="gr8" draw:text-style-name="P7" draw:layer="layout" svg:width="9.8cm" svg:height="3.195cm" svg:x="10.446cm" svg:y="13.3cm">
          <draw:text-box>
            <text:p><text:span text:style-name="T4">&lt;!--GROUP_CLASS_TAG--&gt;</text:span></text:p>
            <text:p><text:span text:style-name="T4">&lt;!--GROUP_TITLE_TEXT--&gt;</text:span></text:p>
            <text:p><text:span text:style-name="T4"/></text:p>
            <text:p><text:span text:style-name="T4">&lt;!--GROUP_ROW_DATA--&gt;</text:span></text:p>
          </draw:text-box>
        </draw:frame>
        <draw:custom-shape draw:style-name="gr4" draw:text-style-name="P1" draw:layer="layout" svg:width="12.899cm" svg:height="6.9cm" svg:x="16.548cm" svg:y="17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3.7cm" svg:height="1.147cm" svg:x="29.4cm" svg:y="17.653cm">
          <draw:text-box>
            <text:p><text:span text:style-name="T3">row.conf</text:span></text:p>
          </draw:text-box>
        </draw:frame>
        <draw:frame draw:style-name="gr10" draw:text-style-name="P5" xml:id="id2" draw:id="id2" draw:layer="layout" svg:width="12.501cm" svg:height="6.75cm" svg:x="16.847cm" svg:y="17.7cm">
          <draw:text-box>
            <text:p text:style-name="P1"><text:span text:style-name="T4">&lt;!--ROW_PART_REF--&gt;</text:span></text:p>
            <text:p text:style-name="P1"><text:span text:style-name="T4">&lt;!--ROW_PART_QTY--&gt;</text:span></text:p>
            <text:p text:style-name="P1"><text:span text:style-name="T4">&lt;!--ROW_PART_VALUE--&gt;</text:span></text:p>
            <text:p text:style-name="P1"><text:span text:style-name="T4">&lt;!--ROW_CLASS_ODD_EVEN_TAG--&gt;</text:span></text:p>
            <text:p text:style-name="P1"><text:span text:style-name="T4">&lt;!--HEADER_CLASS_REF_TAG--&gt;</text:span></text:p>
            <text:p text:style-name="P1"><text:span text:style-name="T4">&lt;!--HEADER_CLASS_QTY_TAG--&gt;</text:span></text:p>
            <text:p text:style-name="P1"><text:span text:style-name="T4">&lt;!--HEADER_CLASS_VALUE_TAG--&gt;</text:span></text:p>
            <text:p text:style-name="P1"><text:span text:style-name="T4"/></text:p>
            <text:p text:style-name="P1"><text:span text:style-name="T4">&lt;!--ROW_PART_FIELDS--&gt;</text:span></text:p>
          </draw:text-box>
        </draw:frame>
        <draw:custom-shape draw:style-name="gr4" draw:text-style-name="P1" draw:layer="layout" svg:width="12.899cm" svg:height="2cm" svg:x="24.013cm" svg:y="2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xml:id="id3" draw:id="id3" draw:layer="layout" svg:width="8.8cm" svg:height="1.773cm" svg:x="26.062cm" svg:y="25.614cm">
          <draw:text-box>
            <text:p text:style-name="P1"><text:span text:style-name="T4">&lt;!--FIELD_CLASS_TAG--&gt;</text:span></text:p>
            <text:p text:style-name="P1"><text:span text:style-name="T4">&lt;!--FIELD--&gt;</text:span></text:p>
          </draw:text-box>
        </draw:frame>
        <draw:frame draw:style-name="gr12" draw:text-style-name="P4" draw:layer="layout" svg:width="4.285cm" svg:height="1.147cm" svg:x="37cm" svg:y="25.4cm">
          <draw:text-box>
            <text:p><text:span text:style-name="T3">fields.conf</text:span></text:p>
          </draw:text-box>
        </draw:frame>
        <draw:connector draw:style-name="gr13" draw:text-style-name="P1" draw:layer="layout" draw:line-skew="-0.682cm" svg:x1="10.859cm" svg:y1="10.914cm" svg:x2="15.246cm" svg:y2="13cm" draw:end-shape="id1" svg:d="M10859 10914v86h4387v2000" svg:viewBox="0 0 4388 2087">
          <text:p/>
        </draw:connector>
        <draw:connector draw:style-name="gr13" draw:text-style-name="P1" draw:layer="layout" draw:line-skew="-0.653cm" svg:x1="19.341cm" svg:y1="15.906cm" svg:x2="23.097cm" svg:y2="17.7cm" draw:end-shape="id2" draw:end-glue-point="0" svg:d="M19341 15906v-6h3756v1800" svg:viewBox="0 0 3757 1801">
          <text:p/>
        </draw:connector>
        <draw:connector draw:style-name="gr13" draw:text-style-name="P1" draw:layer="layout" draw:line-skew="-0.596cm" svg:x1="27.223cm" svg:y1="23.678cm" svg:x2="30.462cm" svg:y2="25.614cm" draw:end-shape="id3" svg:d="M27223 23678v122h3239v1814" svg:viewBox="0 0 3240 1937">
          <text:p/>
        </draw:connector>
        <draw:frame draw:style-name="gr14" draw:text-style-name="P8" draw:layer="layout" svg:width="14.505cm" svg:height="3.083cm" svg:x="26.495cm" svg:y="1cm">
          <draw:text-box>
            <text:p><text:span text:style-name="T6">KiCad_BOM_Wizard.js</text:span></text:p>
            <text:p><text:span text:style-name="T6">Files Calling Graph Rev:0</text:span></text:p>
          </draw:text-box>
        </draw:frame>
        <draw:connector draw:style-name="gr13" draw:text-style-name="P1" draw:layer="layout" svg:x1="12.513cm" svg:y1="10.142cm" svg:x2="18.697cm" svg:y2="9.305cm" draw:end-shape="id4" draw:end-glue-point="3" svg:d="M12513 10142h2817v-837h3367" svg:viewBox="0 0 6185 838">
          <text:p/>
        </draw:connector>
        <draw:frame draw:style-name="gr14" draw:text-style-name="P10" draw:layer="layout" svg:width="23.429cm" svg:height="4.023cm" svg:x="0.721cm" svg:y="25cm">
          <draw:text-box>
            <text:p text:style-name="P9"><text:span text:style-name="T7">Ronald Sousa @opticalworm</text:span></text:p>
            <text:p text:style-name="P9"><text:span text:style-name="T7"><text:a xlink:href="http://www.HashDefineElectronics.com/kicad-bom-wizard/" xlink:type="simple">http://www.HashDefineElectronics.com/kicad-bom-wizard/</text:a></text:span><text:span text:style-name="T7"><text:line-break/></text:span><text:span text:style-name="T7"><text:a xlink:href="http://Www.github.com/HashDefineElectronics/KiCad_BOM_Wizard" xlink:type="simple">Www.github.com/HashDefineElectronics/KiCad_BOM_Wizard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5:58:39.084989323</meta:creation-date>
    <dc:date>2016-01-26T00:46:34.282068575</dc:date>
    <meta:editing-duration>PT41M23S</meta:editing-duration>
    <meta:editing-cycles>11</meta:editing-cycles>
    <meta:generator>LibreOffice/4.2.8.2$Linux_X86_64 LibreOffice_project/420m0$Build-2</meta:generator>
    <meta:document-statistic meta:object-count="21"/>
  </office:meta>
</office:document-meta>
</file>